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NodeBuilder.setupNode( ContainerNode node ,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ainerNodeBuilder.ha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NodeBuilder.buildNod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